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b7b3ca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bf819e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20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gr1" style:family="graphic">
      <style:graphic-properties draw:marker-end="Arrow" draw:marker-end-width="0.0787in" draw:textarea-horizontal-align="center" draw:textarea-vertical-align="middle"/>
    </style:style>
    <style:style style:name="gr2" style:family="graphic">
      <style:graphic-properties svg:stroke-width="0.0201in" svg:stroke-color="#ffff00" draw:fill-color="#ffff00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T1" style:family="text">
      <style:text-properties style:font-name="Liberation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5.087in" svg:y1="5.1146in" svg:x2="4.913in" svg:y2="4.8957in">
            <text:p/>
          </draw:line>
          <draw:line draw:z-index="1" draw:style-name="gr1" draw:text-style-name="P1" svg:x1="6.076in" svg:y1="5.1043in" svg:x2="5.8693in" svg:y2="4.8437in">
            <text:p/>
          </draw:line>
          <draw:line draw:z-index="2" draw:style-name="gr1" draw:text-style-name="P1" svg:x1="6.587in" svg:y1="5.6043in" svg:x2="6.3587in" svg:y2="5.3543in">
            <text:p/>
          </draw:line>
          <draw:line draw:z-index="3" draw:style-name="gr1" draw:text-style-name="P1" svg:x1="5.6193in" svg:y1="6.1457in" svg:x2="5.3587in" svg:y2="5.8437in">
            <text:p/>
          </draw:line>
          <draw:line draw:z-index="4" draw:style-name="gr1" draw:text-style-name="P1" svg:x1="7.065in" svg:y1="6.5835in" svg:x2="6.837in" svg:y2="6.3543in">
            <text:p/>
          </draw:line>
          <draw:line draw:z-index="5" draw:style-name="gr1" draw:text-style-name="P1" svg:x1="6.0945in" svg:y1="7.1039in" svg:x2="5.902in" svg:y2="6.8752in">
            <text:p/>
          </draw:line>
          <draw:line draw:z-index="6" draw:style-name="gr1" draw:text-style-name="P1" svg:x1="7.087in" svg:y1="7.6043in" svg:x2="6.837in" svg:y2="7.3752in">
            <text:p/>
          </draw:line>
          <draw:line draw:z-index="7" draw:style-name="gr1" draw:text-style-name="P1" svg:x1="5.0976in" svg:y1="7.1457in" svg:x2="4.8913in" svg:y2="6.8752in">
            <text:p/>
          </draw:line>
          <draw:line draw:z-index="8" draw:style-name="gr1" draw:text-style-name="P1" svg:x1="6.6079in" svg:y1="7.2531in" svg:x2="6.3713in" svg:y2="7.2531in">
            <text:p/>
          </draw:line>
          <draw:line draw:z-index="9" draw:style-name="gr1" draw:text-style-name="P1" svg:x1="5.602in" svg:y1="5.2531in" svg:x2="5.3654in" svg:y2="5.2531in">
            <text:p/>
          </draw:line>
          <draw:line draw:z-index="10" draw:style-name="gr1" draw:text-style-name="P1" svg:x1="6.5815in" svg:y1="5.2209in" svg:x2="6.3449in" svg:y2="5.2209in">
            <text:p/>
          </draw:line>
          <draw:line draw:z-index="11" draw:style-name="gr1" draw:text-style-name="P1" svg:x1="7.1287in" svg:y1="5.2272in" svg:x2="6.8921in" svg:y2="5.2272in">
            <text:p/>
          </draw:line>
          <draw:line draw:z-index="12" draw:style-name="gr1" draw:text-style-name="P1" svg:x1="7.1358in" svg:y1="5.7142in" svg:x2="6.8992in" svg:y2="5.7142in">
            <text:p/>
          </draw:line>
          <draw:line draw:z-index="13" draw:style-name="gr1" draw:text-style-name="P1" svg:x1="6.1087in" svg:y1="5.7402in" svg:x2="5.872in" svg:y2="5.7402in">
            <text:p/>
          </draw:line>
          <draw:line draw:z-index="14" draw:style-name="gr1" draw:text-style-name="P1" svg:x1="5.6154in" svg:y1="5.7402in" svg:x2="5.3787in" svg:y2="5.7402in">
            <text:p/>
          </draw:line>
          <draw:line draw:z-index="15" draw:style-name="gr1" draw:text-style-name="P1" svg:x1="4.5913in" svg:y1="7.6476in" svg:x2="4.385in" svg:y2="7.3772in">
            <text:p/>
          </draw:line>
          <draw:line draw:z-index="16" draw:style-name="gr1" draw:text-style-name="P1" svg:x1="5.2374in" svg:y1="6.1106in" svg:x2="5.237in" svg:y2="5.8772in">
            <text:p/>
          </draw:line>
          <draw:line draw:z-index="17" draw:style-name="gr1" draw:text-style-name="P1" svg:x1="4.5953in" svg:y1="6.2335in" svg:x2="4.3587in" svg:y2="6.2335in">
            <text:p/>
          </draw:line>
          <draw:line draw:z-index="18" draw:style-name="gr1" draw:text-style-name="P1" svg:x1="4.5949in" svg:y1="5.7335in" svg:x2="4.3583in" svg:y2="5.7335in">
            <text:p/>
          </draw:line>
          <draw:line draw:z-index="19" draw:style-name="gr1" draw:text-style-name="P1" svg:x1="4.6087in" svg:y1="5.2335in" svg:x2="4.372in" svg:y2="5.2335in">
            <text:p/>
          </draw:line>
          <draw:line draw:z-index="20" draw:style-name="gr1" draw:text-style-name="P1" svg:x1="4.5846in" svg:y1="6.6283in" svg:x2="4.3783in" svg:y2="6.3579in">
            <text:p/>
          </draw:line>
          <draw:line draw:z-index="21" draw:style-name="gr1" draw:text-style-name="P1" svg:x1="5.7441in" svg:y1="6.6039in" svg:x2="5.7437in" svg:y2="6.3705in">
            <text:p/>
          </draw:line>
          <draw:line draw:z-index="22" draw:style-name="gr1" draw:text-style-name="P1" svg:x1="6.102in" svg:y1="6.7402in" svg:x2="5.8654in" svg:y2="6.7402in">
            <text:p/>
          </draw:line>
          <draw:line draw:z-index="23" draw:style-name="gr1" draw:text-style-name="P1" svg:x1="6.5882in" svg:y1="6.7402in" svg:x2="6.3516in" svg:y2="6.7402in">
            <text:p/>
          </draw:line>
          <draw:line draw:z-index="24" draw:style-name="gr1" draw:text-style-name="P1" svg:x1="6.1154in" svg:y1="6.2402in" svg:x2="5.8787in" svg:y2="6.2402in">
            <text:p/>
          </draw:line>
          <draw:line draw:z-index="25" draw:style-name="gr1" draw:text-style-name="P1" svg:x1="6.6087in" svg:y1="6.2339in" svg:x2="6.372in" svg:y2="6.2339in">
            <text:p/>
          </draw:line>
          <draw:line draw:z-index="26" draw:style-name="gr1" draw:text-style-name="P1" svg:x1="7.102in" svg:y1="6.2335in" svg:x2="6.8654in" svg:y2="6.2335in">
            <text:p/>
          </draw:line>
          <draw:line draw:z-index="27" draw:style-name="gr1" draw:text-style-name="P1" svg:x1="7.1087in" svg:y1="7.2465in" svg:x2="6.872in" svg:y2="7.2465in">
            <text:p/>
          </draw:line>
          <draw:line draw:z-index="28" draw:style-name="gr1" draw:text-style-name="P1" svg:x1="6.6024in" svg:y1="7.7272in" svg:x2="6.3657in" svg:y2="7.7272in">
            <text:p/>
          </draw:line>
          <draw:line draw:z-index="29" draw:style-name="gr1" draw:text-style-name="P1" svg:x1="6.2307in" svg:y1="7.6043in" svg:x2="6.2303in" svg:y2="7.3709in">
            <text:p/>
          </draw:line>
          <draw:line draw:z-index="30" draw:style-name="gr1" draw:text-style-name="P1" svg:x1="5.5953in" svg:y1="7.2402in" svg:x2="5.3587in" svg:y2="7.2402in">
            <text:p/>
          </draw:line>
          <draw:line draw:z-index="31" draw:style-name="gr1" draw:text-style-name="P1" svg:x1="5.5815in" svg:y1="7.7335in" svg:x2="5.3449in" svg:y2="7.7335in">
            <text:p/>
          </draw:line>
          <draw:line draw:z-index="32" draw:style-name="gr1" draw:text-style-name="P1" svg:x1="5.0882in" svg:y1="6.7402in" svg:x2="4.8516in" svg:y2="6.7402in">
            <text:p/>
          </draw:line>
          <draw:line draw:z-index="33" draw:style-name="gr1" draw:text-style-name="P1" svg:x1="5.2374in" svg:y1="5.6039in" svg:x2="5.237in" svg:y2="5.3705in">
            <text:p/>
          </draw:line>
          <draw:path draw:z-index="34" draw:style-name="gr2" draw:text-style-name="P2" svg:width="3.939in" svg:height="1.0787in" draw:transform="skewX (6.7918821931407E-017) rotate (2.4324653785045) translate (6.99471731293125in 7.99610491918248in)" svg:viewBox="0 0 10006 2741" svg:d="M0 712c259-1 515-85 771-63 275 23 524-7 792-6 229 1 375-248 589-304 223-60 376-258 652-111 219 117 471-48 704-79 241-33 475-86 709-134 211-43 497-1 593 241 80 204 286 322 375 526 86 198 222 406 434 478 262 87 540 33 806 8 252-24 483-6 741-36 255-31 303 300 464 450 163 151 287 339 433 504 145 165 315 312 508 412 236 125 514 77 770 89l299 18 272 17 94 19">
            <text:p/>
          </draw:path>
        </table:shapes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Default"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15" table:number-rows-spanned="1">
            <text:p><text:s/>j == 0 or i == 0 → 0 (caso base)</text:p>
          </table:table-cell>
          <table:covered-table-cell table:number-columns-repeated="11" table:style-name="ce16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 table:number-columns-spanned="5" table:number-rows-spanned="1">
            <text:p>LCS(X, Y,i, j)</text:p>
          </table:table-cell>
          <table:covered-table-cell table:number-columns-repeated="4"/>
          <table:table-cell office:value-type="string" calcext:value-type="string">
            <text:p>=</text:p>
          </table:table-cell>
          <table:table-cell table:style-name="ce12" office:value-type="string" calcext:value-type="string" table:number-columns-spanned="15" table:number-rows-spanned="1">
            <text:p><text:span text:style-name="T1"> X[i] == Y[j] → </text:span>LCS(X, Y, i – 1, j – 1) + 1</text:p>
          </table:table-cell>
          <table:covered-table-cell table:number-columns-repeated="11" table:style-name="ce16"/>
          <table:covered-table-cell table:number-columns-repeated="3"/>
          <table:table-cell table:number-columns-repeated="1003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15" table:number-rows-spanned="1">
            <text:p><text:span text:style-name="T1"> X[i] != Y[j]</text:span> → MAX{ LCS(X, Y, i, j – 1), LCS(X, Y, i – 1, j) }</text:p>
          </table:table-cell>
          <table:covered-table-cell table:number-columns-repeated="11" table:style-name="ce16"/>
          <table:covered-table-cell table:number-columns-repeated="3"/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table:style-name="Default" table:number-columns-repeated="6"/>
          <table:table-cell table:style-name="ce14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6"/>
          <table:table-cell table:style-name="ce14" table:number-columns-repeated="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Default" table:number-columns-repeated="3"/>
          <table:table-cell table:number-columns-repeated="10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Yj</text:p>
          </table:table-cell>
          <table:table-cell table:style-name="ce8"/>
          <table:table-cell table:number-columns-repeated="6" table:style-name="ce8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ce2"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1011"/>
        </table:table-row>
        <table:table-row table:style-name="ro1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fo:page-width="11.6929in" fo:page-height="8.2681in" style:num-format="1" style:print-orientation="landscape" style:scale-to="7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8:07:15.211676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7:33:54.036406418</meta:creation-date>
    <dc:date>2024-03-06T18:07:57.778687048</dc:date>
    <meta:editing-duration>PT8M20S</meta:editing-duration>
    <meta:editing-cycles>5</meta:editing-cycles>
    <meta:generator>LibreOffice/7.0.4.2$Linux_X86_64 LibreOffice_project/00$Build-2</meta:generator>
    <meta:document-statistic meta:table-count="1" meta:cell-count="101" meta:object-count="35"/>
  </office:meta>
</office:document-meta>
</file>